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29.72mm"/>
    </style:style>
    <style:style style:name="co9" style:family="table-column">
      <style:table-column-properties fo:break-before="auto" style:column-width="10.28mm"/>
    </style:style>
    <style:style style:name="co10" style:family="table-column">
      <style:table-column-properties fo:break-before="auto" style:column-width="15.8mm"/>
    </style:style>
    <style:style style:name="co11" style:family="table-column">
      <style:table-column-properties fo:break-before="auto" style:column-width="17.2mm"/>
    </style:style>
    <style:style style:name="co12" style:family="table-column">
      <style:table-column-properties fo:break-before="auto" style:column-width="33.23mm"/>
    </style:style>
    <style:style style:name="co13" style:family="table-column">
      <style:table-column-properties fo:break-before="auto" style:column-width="34.89mm"/>
    </style:style>
    <style:style style:name="co14" style:family="table-column">
      <style:table-column-properties fo:break-before="auto" style:column-width="11.94mm"/>
    </style:style>
    <style:style style:name="co15" style:family="table-column">
      <style:table-column-properties fo:break-before="auto" style:column-width="31.84mm"/>
    </style:style>
    <style:style style:name="co16" style:family="table-column">
      <style:table-column-properties fo:break-before="auto" style:column-width="46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fo:background-color="#99ffff"/>
    </style:style>
    <style:style style:name="ce6" style:family="table-cell" style:parent-style-name="Default" style:data-style-name="N4">
      <style:table-cell-properties fo:border-bottom="0.06pt solid #000000" fo:border-left="none" fo:border-right="none" fo:border-top="none"/>
    </style:style>
  </office:automatic-styles>
  <office:body>
    <office:spreadsheet>
      <table:table table:name="sh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aram: implName</text:p>
          </table:table-cell>
        </table:table-row>
        <table:table-row table:style-name="ro1">
          <table:table-cell office:value-type="string" calcext:value-type="string">
            <text:p>BenchBank.mixed</text:p>
          </table:table-cell>
          <table:table-cell office:value-type="float" office:value="40" calcext:value-type="float">
            <text:p>40</text:p>
          </table:table-cell>
          <table:table-cell office:value-type="float" office:value="680954.568443" calcext:value-type="float">
            <text:p>680.955</text:p>
          </table:table-cell>
          <table:table-cell office:value-type="float" office:value="380214.168577" calcext:value-type="float">
            <text:p>380.21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</table:table-row>
        <table:table-row table:style-name="ro1">
          <table:table-cell office:value-type="string" calcext:value-type="string">
            <text:p>BenchBank.mixed</text:p>
          </table:table-cell>
          <table:table-cell office:value-type="float" office:value="40" calcext:value-type="float">
            <text:p>40</text:p>
          </table:table-cell>
          <table:table-cell office:value-type="float" office:value="6050105.751989" calcext:value-type="float">
            <text:p>6.050.106</text:p>
          </table:table-cell>
          <table:table-cell office:value-type="float" office:value="5213914.969457" calcext:value-type="float">
            <text:p>5.213.91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</table:table-row>
        <table:table-row table:style-name="ro1">
          <table:table-cell office:value-type="string" calcext:value-type="string">
            <text:p>BenchBank.mixed</text:p>
          </table:table-cell>
          <table:table-cell office:value-type="float" office:value="40" calcext:value-type="float">
            <text:p>40</text:p>
          </table:table-cell>
          <table:table-cell office:value-type="float" office:value="4466296.913291" calcext:value-type="float">
            <text:p>4.466.297</text:p>
          </table:table-cell>
          <table:table-cell office:value-type="float" office:value="571027.148952" calcext:value-type="float">
            <text:p>571.02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</table:table-row>
        <table:table-row table:style-name="ro1">
          <table:table-cell office:value-type="string" calcext:value-type="string">
            <text:p>BenchBank.mixed</text:p>
          </table:table-cell>
          <table:table-cell office:value-type="float" office:value="40" calcext:value-type="float">
            <text:p>40</text:p>
          </table:table-cell>
          <table:table-cell office:value-type="float" office:value="799974.957691" calcext:value-type="float">
            <text:p>799.975</text:p>
          </table:table-cell>
          <table:table-cell office:value-type="float" office:value="150056.924225" calcext:value-type="float">
            <text:p>150.05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</table:table-row>
        <table:table-row table:style-name="ro1">
          <table:table-cell office:value-type="string" calcext:value-type="string">
            <text:p>BenchBank.mixed</text:p>
          </table:table-cell>
          <table:table-cell office:value-type="float" office:value="40" calcext:value-type="float">
            <text:p>40</text:p>
          </table:table-cell>
          <table:table-cell office:value-type="float" office:value="1655881.397194" calcext:value-type="float">
            <text:p>1.655.881</text:p>
          </table:table-cell>
          <table:table-cell office:value-type="float" office:value="411559.76276" calcext:value-type="float">
            <text:p>411.56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f</text:p>
          </table:table-cell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jmh-result_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aram: implName</text:p>
          </table:table-cell>
          <table:table-cell office:value-type="string" calcext:value-type="string">
            <text:p>Param: numberOfAccounts</text:p>
          </table:table-cell>
        </table:table-row>
        <table:table-row table:style-name="ro1">
          <table:table-cell office:value-type="string" calcext:value-type="string">
            <text:p>de.hs_augsburg.nlp.two.BasicMonitor.BenchBank.create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814615.190869" calcext:value-type="float">
            <text:p>814.615,19</text:p>
          </table:table-cell>
          <table:table-cell office:value-type="float" office:value="576169.474351" calcext:value-type="float">
            <text:p>576.169,4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create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53051.255446" calcext:value-type="float">
            <text:p>753.051,26</text:p>
          </table:table-cell>
          <table:table-cell office:value-type="float" office:value="567736.245396" calcext:value-type="float">
            <text:p>567.736,2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e.hs_augsburg.nlp.two.BasicMonitor.BenchBank.createOnly</text:p>
          </table:table-cell>
          <table:table-cell table:style-name="ce2" office:value-type="string" calcext:value-type="string">
            <text:p>thrpt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789531.37237" calcext:value-type="float">
            <text:p>789.531,37</text:p>
          </table:table-cell>
          <table:table-cell table:style-name="ce5" office:value-type="float" office:value="497718.594741" calcext:value-type="float">
            <text:p>497.718,59</text:p>
          </table:table-cell>
          <table:table-cell table:style-name="ce2" office:value-type="string" calcext:value-type="string">
            <text:p>ops/s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create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835032.209155" calcext:value-type="float">
            <text:p>835.032,21</text:p>
          </table:table-cell>
          <table:table-cell office:value-type="float" office:value="512107.956151" calcext:value-type="float">
            <text:p>512.107,9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create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09999.468277" calcext:value-type="float">
            <text:p>709.999,47</text:p>
          </table:table-cell>
          <table:table-cell office:value-type="float" office:value="522555.025748" calcext:value-type="float">
            <text:p>522.555,0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create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75374.706085" calcext:value-type="float">
            <text:p>775.374,71</text:p>
          </table:table-cell>
          <table:table-cell office:value-type="float" office:value="541371.116851" calcext:value-type="float">
            <text:p>541.371,1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e.hs_augsburg.nlp.two.BasicMonitor.BenchBank.createOnly</text:p>
          </table:table-cell>
          <table:table-cell table:style-name="ce2" office:value-type="string" calcext:value-type="string">
            <text:p>thrpt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923294.833368" calcext:value-type="float">
            <text:p>923.294,83</text:p>
          </table:table-cell>
          <table:table-cell table:style-name="ce5" office:value-type="float" office:value="75324.116887" calcext:value-type="float">
            <text:p>75.324,12</text:p>
          </table:table-cell>
          <table:table-cell table:style-name="ce2" office:value-type="string" calcext:value-type="string">
            <text:p>ops/s</text:p>
          </table:table-cell>
          <table:table-cell table:style-name="ce2" office:value-type="string" calcext:value-type="string">
            <text:p>SmallLock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create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65335.502959" calcext:value-type="float">
            <text:p>765.335,50</text:p>
          </table:table-cell>
          <table:table-cell office:value-type="float" office:value="528876.513912" calcext:value-type="float">
            <text:p>528.876,5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create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30606.993485" calcext:value-type="float">
            <text:p>130.606,99</text:p>
          </table:table-cell>
          <table:table-cell office:value-type="float" office:value="9123.929516" calcext:value-type="float">
            <text:p>9.123,9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create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7588.982564" calcext:value-type="float">
            <text:p>127.588,98</text:p>
          </table:table-cell>
          <table:table-cell office:value-type="float" office:value="5439.314101" calcext:value-type="float">
            <text:p>5.439,3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e.hs_augsburg.nlp.two.BasicMonitor.BenchBank.createOnly</text:p>
          </table:table-cell>
          <table:table-cell table:style-name="ce2" office:value-type="string" calcext:value-type="string">
            <text:p>thrpt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30441.117983" calcext:value-type="float">
            <text:p>130.441,12</text:p>
          </table:table-cell>
          <table:table-cell table:style-name="ce5" office:value-type="float" office:value="4883.55259" calcext:value-type="float">
            <text:p>4.883,55</text:p>
          </table:table-cell>
          <table:table-cell table:style-name="ce2" office:value-type="string" calcext:value-type="string">
            <text:p>ops/s</text:p>
          </table:table-cell>
          <table:table-cell table:style-name="ce2" office:value-type="string" calcext:value-type="string">
            <text:p>Cas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create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9567.256934" calcext:value-type="float">
            <text:p>99.567,26</text:p>
          </table:table-cell>
          <table:table-cell office:value-type="float" office:value="4548.532696" calcext:value-type="float">
            <text:p>4.548,5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create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42733.102944" calcext:value-type="float">
            <text:p>142.733,10</text:p>
          </table:table-cell>
          <table:table-cell office:value-type="float" office:value="43901.856423" calcext:value-type="float">
            <text:p>43.901,8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create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60379.173168" calcext:value-type="float">
            <text:p>160.379,17</text:p>
          </table:table-cell>
          <table:table-cell office:value-type="float" office:value="84030.805858" calcext:value-type="float">
            <text:p>84.030,8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e.hs_augsburg.nlp.two.BasicMonitor.BenchBank.createOnly</text:p>
          </table:table-cell>
          <table:table-cell table:style-name="ce2" office:value-type="string" calcext:value-type="string">
            <text:p>thrpt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86654.105581" calcext:value-type="float">
            <text:p>186.654,11</text:p>
          </table:table-cell>
          <table:table-cell table:style-name="ce5" office:value-type="float" office:value="139572.464883" calcext:value-type="float">
            <text:p>139.572,46</text:p>
          </table:table-cell>
          <table:table-cell table:style-name="ce2" office:value-type="string" calcext:value-type="string">
            <text:p>ops/s</text:p>
          </table:table-cell>
          <table:table-cell table:style-name="ce2" office:value-type="string" calcext:value-type="string">
            <text:p>Accumulator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string" calcext:value-type="string">
            <text:p>de.hs_augsburg.nlp.two.BasicMonitor.BenchBank.createOnly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46669.584571" calcext:value-type="float">
            <text:p>146.669,58</text:p>
          </table:table-cell>
          <table:table-cell table:style-name="ce6" office:value-type="float" office:value="47074.913239" calcext:value-type="float">
            <text:p>47.074,91</text:p>
          </table:table-cell>
          <table:table-cell table:style-name="ce3" office:value-type="string" calcext:value-type="string">
            <text:p>ops/s</text:p>
          </table:table-cell>
          <table:table-cell table:style-name="ce3" office:value-type="string" calcext:value-type="string">
            <text:p>Accumulator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92870.535439" calcext:value-type="float">
            <text:p>692.870,54</text:p>
          </table:table-cell>
          <table:table-cell office:value-type="float" office:value="460033.893232" calcext:value-type="float">
            <text:p>460.033,8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02493.019757" calcext:value-type="float">
            <text:p>702.493,02</text:p>
          </table:table-cell>
          <table:table-cell office:value-type="float" office:value="410318.715329" calcext:value-type="float">
            <text:p>410.318,7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99118.013845" calcext:value-type="float">
            <text:p>699.118,01</text:p>
          </table:table-cell>
          <table:table-cell office:value-type="float" office:value="80074.834159" calcext:value-type="float">
            <text:p>80.074,8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22008.82711" calcext:value-type="float">
            <text:p>722.008,83</text:p>
          </table:table-cell>
          <table:table-cell office:value-type="float" office:value="530328.127238" calcext:value-type="float">
            <text:p>530.328,1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97707.191804" calcext:value-type="float">
            <text:p>697.707,19</text:p>
          </table:table-cell>
          <table:table-cell office:value-type="float" office:value="573040.985412" calcext:value-type="float">
            <text:p>573.040,9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345189.09914" calcext:value-type="float">
            <text:p>1.345.189,10</text:p>
          </table:table-cell>
          <table:table-cell office:value-type="float" office:value="632440.245082" calcext:value-type="float">
            <text:p>632.440,2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842382.092104" calcext:value-type="float">
            <text:p>842.382,09</text:p>
          </table:table-cell>
          <table:table-cell office:value-type="float" office:value="783870.515171" calcext:value-type="float">
            <text:p>783.870,5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740801.708436" calcext:value-type="float">
            <text:p>1.740.801,71</text:p>
          </table:table-cell>
          <table:table-cell office:value-type="float" office:value="1094804.420174" calcext:value-type="float">
            <text:p>1.094.804,4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7436.328552" calcext:value-type="float">
            <text:p>187.436,33</text:p>
          </table:table-cell>
          <table:table-cell office:value-type="float" office:value="109483.683923" calcext:value-type="float">
            <text:p>109.483,6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68938.671695" calcext:value-type="float">
            <text:p>168.938,67</text:p>
          </table:table-cell>
          <table:table-cell office:value-type="float" office:value="53005.945257" calcext:value-type="float">
            <text:p>53.005,9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3554.750135" calcext:value-type="float">
            <text:p>103.554,75</text:p>
          </table:table-cell>
          <table:table-cell office:value-type="float" office:value="11433.09823" calcext:value-type="float">
            <text:p>11.433,1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13691.512385" calcext:value-type="float">
            <text:p>113.691,51</text:p>
          </table:table-cell>
          <table:table-cell office:value-type="float" office:value="16948.532227" calcext:value-type="float">
            <text:p>16.948,5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66828.045659" calcext:value-type="float">
            <text:p>1.266.828,05</text:p>
          </table:table-cell>
          <table:table-cell office:value-type="float" office:value="177029.89617" calcext:value-type="float">
            <text:p>177.029,9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43871.714833" calcext:value-type="float">
            <text:p>1.043.871,71</text:p>
          </table:table-cell>
          <table:table-cell office:value-type="float" office:value="1172988.337413" calcext:value-type="float">
            <text:p>1.172.988,3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deposit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08317.586757" calcext:value-type="float">
            <text:p>1.208.317,59</text:p>
          </table:table-cell>
          <table:table-cell office:value-type="float" office:value="268458.162517" calcext:value-type="float">
            <text:p>268.458,1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string" calcext:value-type="string">
            <text:p>de.hs_augsburg.nlp.two.BasicMonitor.BenchBank.depositOnly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884828.211282" calcext:value-type="float">
            <text:p>884.828,21</text:p>
          </table:table-cell>
          <table:table-cell table:style-name="ce6" office:value-type="float" office:value="120427.268668" calcext:value-type="float">
            <text:p>120.427,27</text:p>
          </table:table-cell>
          <table:table-cell table:style-name="ce3" office:value-type="string" calcext:value-type="string">
            <text:p>ops/s</text:p>
          </table:table-cell>
          <table:table-cell table:style-name="ce3" office:value-type="string" calcext:value-type="string">
            <text:p>Accumulator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48089.913055" calcext:value-type="float">
            <text:p>648.089,91</text:p>
          </table:table-cell>
          <table:table-cell office:value-type="float" office:value="462270.483289" calcext:value-type="float">
            <text:p>462.270,4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9214.297812" calcext:value-type="float">
            <text:p>19.214,30</text:p>
          </table:table-cell>
          <table:table-cell office:value-type="float" office:value="17734.783208" calcext:value-type="float">
            <text:p>17.734,7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8194.448917" calcext:value-type="float">
            <text:p>58.194,45</text:p>
          </table:table-cell>
          <table:table-cell office:value-type="float" office:value="44280.724625" calcext:value-type="float">
            <text:p>44.280,7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0388.240955" calcext:value-type="float">
            <text:p>20.388,24</text:p>
          </table:table-cell>
          <table:table-cell office:value-type="float" office:value="18073.75825" calcext:value-type="float">
            <text:p>18.073,7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68811.62772" calcext:value-type="float">
            <text:p>468.811,63</text:p>
          </table:table-cell>
          <table:table-cell office:value-type="float" office:value="360786.412285" calcext:value-type="float">
            <text:p>360.786,4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81481.297651" calcext:value-type="float">
            <text:p>81.481,30</text:p>
          </table:table-cell>
          <table:table-cell office:value-type="float" office:value="76663.3408" calcext:value-type="float">
            <text:p>76.663,3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59850.256272" calcext:value-type="float">
            <text:p>559.850,26</text:p>
          </table:table-cell>
          <table:table-cell office:value-type="float" office:value="439947.809097" calcext:value-type="float">
            <text:p>439.947,8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044.928623" calcext:value-type="float">
            <text:p>10.044,93</text:p>
          </table:table-cell>
          <table:table-cell office:value-type="float" office:value="10667.247574" calcext:value-type="float">
            <text:p>10.667,2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6619.802143" calcext:value-type="float">
            <text:p>26.619,80</text:p>
          </table:table-cell>
          <table:table-cell office:value-type="float" office:value="24663.170184" calcext:value-type="float">
            <text:p>24.663,1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1116.46943" calcext:value-type="float">
            <text:p>11.116,47</text:p>
          </table:table-cell>
          <table:table-cell office:value-type="float" office:value="11465.39756" calcext:value-type="float">
            <text:p>11.465,4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93614.410563" calcext:value-type="float">
            <text:p>493.614,41</text:p>
          </table:table-cell>
          <table:table-cell office:value-type="float" office:value="399088.947856" calcext:value-type="float">
            <text:p>399.088,9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8454.645513" calcext:value-type="float">
            <text:p>18.454,65</text:p>
          </table:table-cell>
          <table:table-cell office:value-type="float" office:value="19948.02435" calcext:value-type="float">
            <text:p>19.948,0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10801.43528" calcext:value-type="float">
            <text:p>710.801,44</text:p>
          </table:table-cell>
          <table:table-cell office:value-type="float" office:value="487146.478222" calcext:value-type="float">
            <text:p>487.146,4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2801.819318" calcext:value-type="float">
            <text:p>12.801,82</text:p>
          </table:table-cell>
          <table:table-cell office:value-type="float" office:value="13157.214608" calcext:value-type="float">
            <text:p>13.157,2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0979.679423" calcext:value-type="float">
            <text:p>100.979,68</text:p>
          </table:table-cell>
          <table:table-cell office:value-type="float" office:value="99323.938438" calcext:value-type="float">
            <text:p>99.323,9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3901.322848" calcext:value-type="float">
            <text:p>13.901,32</text:p>
          </table:table-cell>
          <table:table-cell office:value-type="float" office:value="13774.240365" calcext:value-type="float">
            <text:p>13.774,2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93968.738263" calcext:value-type="float">
            <text:p>493.968,74</text:p>
          </table:table-cell>
          <table:table-cell office:value-type="float" office:value="381361.458839" calcext:value-type="float">
            <text:p>381.361,4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89149.875429" calcext:value-type="float">
            <text:p>89.149,88</text:p>
          </table:table-cell>
          <table:table-cell office:value-type="float" office:value="93171.394688" calcext:value-type="float">
            <text:p>93.171,3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80954.568443" calcext:value-type="float">
            <text:p>680.954,57</text:p>
          </table:table-cell>
          <table:table-cell office:value-type="float" office:value="380214.168577" calcext:value-type="float">
            <text:p>380.214,1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1278.049826" calcext:value-type="float">
            <text:p>11.278,05</text:p>
          </table:table-cell>
          <table:table-cell office:value-type="float" office:value="8894.296501" calcext:value-type="float">
            <text:p>8.894,3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1546.510519" calcext:value-type="float">
            <text:p>71.546,51</text:p>
          </table:table-cell>
          <table:table-cell office:value-type="float" office:value="55944.358568" calcext:value-type="float">
            <text:p>55.944,3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2777.095779" calcext:value-type="float">
            <text:p>12.777,10</text:p>
          </table:table-cell>
          <table:table-cell office:value-type="float" office:value="9963.448445" calcext:value-type="float">
            <text:p>9.963,4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22722.100318" calcext:value-type="float">
            <text:p>522.722,10</text:p>
          </table:table-cell>
          <table:table-cell office:value-type="float" office:value="307028.561181" calcext:value-type="float">
            <text:p>307.028,5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2630.812001" calcext:value-type="float">
            <text:p>62.630,81</text:p>
          </table:table-cell>
          <table:table-cell office:value-type="float" office:value="54580.651781" calcext:value-type="float">
            <text:p>54.580,6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6162439.280887" calcext:value-type="float">
            <text:p>26.162.439,28</text:p>
          </table:table-cell>
          <table:table-cell office:value-type="float" office:value="15095854.262299" calcext:value-type="float">
            <text:p>15.095.854,2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5467539.233623" calcext:value-type="float">
            <text:p>25.467.539,23</text:p>
          </table:table-cell>
          <table:table-cell office:value-type="float" office:value="14683403.858766" calcext:value-type="float">
            <text:p>14.683.403,8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4012.810015" calcext:value-type="float">
            <text:p>224.012,81</text:p>
          </table:table-cell>
          <table:table-cell office:value-type="float" office:value="133027.347034" calcext:value-type="float">
            <text:p>133.027,3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6497.525622" calcext:value-type="float">
            <text:p>236.497,53</text:p>
          </table:table-cell>
          <table:table-cell office:value-type="float" office:value="144140.567717" calcext:value-type="float">
            <text:p>144.140,5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1356.481486" calcext:value-type="float">
            <text:p>11.356,48</text:p>
          </table:table-cell>
          <table:table-cell office:value-type="float" office:value="8535.496446" calcext:value-type="float">
            <text:p>8.535,5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3033.230141" calcext:value-type="float">
            <text:p>223.033,23</text:p>
          </table:table-cell>
          <table:table-cell office:value-type="float" office:value="134295.903702" calcext:value-type="float">
            <text:p>134.295,9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640508.974066" calcext:value-type="float">
            <text:p>5.640.508,97</text:p>
          </table:table-cell>
          <table:table-cell office:value-type="float" office:value="3538543.818272" calcext:value-type="float">
            <text:p>3.538.543,8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770572.767725" calcext:value-type="float">
            <text:p>4.770.572,77</text:p>
          </table:table-cell>
          <table:table-cell office:value-type="float" office:value="3026279.037971" calcext:value-type="float">
            <text:p>3.026.279,0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63836.938344" calcext:value-type="float">
            <text:p>263.836,94</text:p>
          </table:table-cell>
          <table:table-cell office:value-type="float" office:value="157788.439371" calcext:value-type="float">
            <text:p>157.788,4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27721.574725" calcext:value-type="float">
            <text:p>327.721,57</text:p>
          </table:table-cell>
          <table:table-cell office:value-type="float" office:value="205904.204134" calcext:value-type="float">
            <text:p>205.904,2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700.089953" calcext:value-type="float">
            <text:p>15.700,09</text:p>
          </table:table-cell>
          <table:table-cell office:value-type="float" office:value="9947.465411" calcext:value-type="float">
            <text:p>9.947,4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62677.603319" calcext:value-type="float">
            <text:p>262.677,60</text:p>
          </table:table-cell>
          <table:table-cell office:value-type="float" office:value="156701.934152" calcext:value-type="float">
            <text:p>156.701,9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8194784.942634" calcext:value-type="float">
            <text:p>8.194.784,94</text:p>
          </table:table-cell>
          <table:table-cell office:value-type="float" office:value="2594409.574223" calcext:value-type="float">
            <text:p>2.594.409,5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498670.253633" calcext:value-type="float">
            <text:p>6.498.670,25</text:p>
          </table:table-cell>
          <table:table-cell office:value-type="float" office:value="2040749.968193" calcext:value-type="float">
            <text:p>2.040.749,9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16772.896342" calcext:value-type="float">
            <text:p>516.772,90</text:p>
          </table:table-cell>
          <table:table-cell office:value-type="float" office:value="181576.7349" calcext:value-type="float">
            <text:p>181.576,7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25784.994249" calcext:value-type="float">
            <text:p>625.784,99</text:p>
          </table:table-cell>
          <table:table-cell office:value-type="float" office:value="217883.273041" calcext:value-type="float">
            <text:p>217.883,2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1011.469798" calcext:value-type="float">
            <text:p>31.011,47</text:p>
          </table:table-cell>
          <table:table-cell office:value-type="float" office:value="11474.900653" calcext:value-type="float">
            <text:p>11.474,9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22545.328612" calcext:value-type="float">
            <text:p>522.545,33</text:p>
          </table:table-cell>
          <table:table-cell office:value-type="float" office:value="181204.794065" calcext:value-type="float">
            <text:p>181.204,7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050105.751989" calcext:value-type="float">
            <text:p>6.050.105,75</text:p>
          </table:table-cell>
          <table:table-cell office:value-type="float" office:value="5213914.969457" calcext:value-type="float">
            <text:p>5.213.914,9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064183.124611" calcext:value-type="float">
            <text:p>4.064.183,12</text:p>
          </table:table-cell>
          <table:table-cell office:value-type="float" office:value="3706169.377285" calcext:value-type="float">
            <text:p>3.706.169,3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47459.280892" calcext:value-type="float">
            <text:p>547.459,28</text:p>
          </table:table-cell>
          <table:table-cell office:value-type="float" office:value="513443.097412" calcext:value-type="float">
            <text:p>513.443,1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861655.431469" calcext:value-type="float">
            <text:p>861.655,43</text:p>
          </table:table-cell>
          <table:table-cell office:value-type="float" office:value="754897.75958" calcext:value-type="float">
            <text:p>754.897,7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2757.880117" calcext:value-type="float">
            <text:p>42.757,88</text:p>
          </table:table-cell>
          <table:table-cell office:value-type="float" office:value="42353.656312" calcext:value-type="float">
            <text:p>42.353,6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34050.0349" calcext:value-type="float">
            <text:p>534.050,03</text:p>
          </table:table-cell>
          <table:table-cell office:value-type="float" office:value="513909.789416" calcext:value-type="float">
            <text:p>513.909,7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488172.218474" calcext:value-type="float">
            <text:p>5.488.172,22</text:p>
          </table:table-cell>
          <table:table-cell office:value-type="float" office:value="524181.841685" calcext:value-type="float">
            <text:p>524.181,8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851084.972215" calcext:value-type="float">
            <text:p>2.851.084,97</text:p>
          </table:table-cell>
          <table:table-cell office:value-type="float" office:value="509871.757163" calcext:value-type="float">
            <text:p>509.871,7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2069.345937" calcext:value-type="float">
            <text:p>52.069,35</text:p>
          </table:table-cell>
          <table:table-cell office:value-type="float" office:value="21354.251247" calcext:value-type="float">
            <text:p>21.354,2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524715.518478" calcext:value-type="float">
            <text:p>2.524.715,52</text:p>
          </table:table-cell>
          <table:table-cell office:value-type="float" office:value="287495.596807" calcext:value-type="float">
            <text:p>287.495,6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59.889484" calcext:value-type="float">
            <text:p>559,89</text:p>
          </table:table-cell>
          <table:table-cell office:value-type="float" office:value="814.895649" calcext:value-type="float">
            <text:p>814,9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9742.49236" calcext:value-type="float">
            <text:p>59.742,49</text:p>
          </table:table-cell>
          <table:table-cell office:value-type="float" office:value="16781.299421" calcext:value-type="float">
            <text:p>16.781,3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624625.762695" calcext:value-type="float">
            <text:p>6.624.625,76</text:p>
          </table:table-cell>
          <table:table-cell office:value-type="float" office:value="1355198.207801" calcext:value-type="float">
            <text:p>1.355.198,2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097491.398562" calcext:value-type="float">
            <text:p>4.097.491,40</text:p>
          </table:table-cell>
          <table:table-cell office:value-type="float" office:value="712779.76269" calcext:value-type="float">
            <text:p>712.779,7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2686.741675" calcext:value-type="float">
            <text:p>52.686,74</text:p>
          </table:table-cell>
          <table:table-cell office:value-type="float" office:value="10344.504588" calcext:value-type="float">
            <text:p>10.344,5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412837.315591" calcext:value-type="float">
            <text:p>2.412.837,32</text:p>
          </table:table-cell>
          <table:table-cell office:value-type="float" office:value="648265.905901" calcext:value-type="float">
            <text:p>648.265,9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478.356026" calcext:value-type="float">
            <text:p>3.478,36</text:p>
          </table:table-cell>
          <table:table-cell office:value-type="float" office:value="2596.489482" calcext:value-type="float">
            <text:p>2.596,4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8131.950841" calcext:value-type="float">
            <text:p>58.131,95</text:p>
          </table:table-cell>
          <table:table-cell office:value-type="float" office:value="13939.454719" calcext:value-type="float">
            <text:p>13.939,4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737349.351725" calcext:value-type="float">
            <text:p>4.737.349,35</text:p>
          </table:table-cell>
          <table:table-cell office:value-type="float" office:value="579223.19994" calcext:value-type="float">
            <text:p>579.223,2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64697.902686" calcext:value-type="float">
            <text:p>2.364.697,90</text:p>
          </table:table-cell>
          <table:table-cell office:value-type="float" office:value="417670.230053" calcext:value-type="float">
            <text:p>417.670,2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7065.692771" calcext:value-type="float">
            <text:p>57.065,69</text:p>
          </table:table-cell>
          <table:table-cell office:value-type="float" office:value="21276.954052" calcext:value-type="float">
            <text:p>21.276,9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47888.013514" calcext:value-type="float">
            <text:p>2.247.888,01</text:p>
          </table:table-cell>
          <table:table-cell office:value-type="float" office:value="334844.904454" calcext:value-type="float">
            <text:p>334.844,9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572.250234" calcext:value-type="float">
            <text:p>4.572,25</text:p>
          </table:table-cell>
          <table:table-cell office:value-type="float" office:value="5101.95116" calcext:value-type="float">
            <text:p>5.101,9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3125.492519" calcext:value-type="float">
            <text:p>63.125,49</text:p>
          </table:table-cell>
          <table:table-cell office:value-type="float" office:value="12142.141733" calcext:value-type="float">
            <text:p>12.142,1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466296.913291" calcext:value-type="float">
            <text:p>4.466.296,91</text:p>
          </table:table-cell>
          <table:table-cell office:value-type="float" office:value="571027.148952" calcext:value-type="float">
            <text:p>571.027,1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131106.425424" calcext:value-type="float">
            <text:p>2.131.106,43</text:p>
          </table:table-cell>
          <table:table-cell office:value-type="float" office:value="329667.032208" calcext:value-type="float">
            <text:p>329.667,0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4769.705441" calcext:value-type="float">
            <text:p>64.769,71</text:p>
          </table:table-cell>
          <table:table-cell office:value-type="float" office:value="8343.006875" calcext:value-type="float">
            <text:p>8.343,0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10137.219032" calcext:value-type="float">
            <text:p>2.210.137,22</text:p>
          </table:table-cell>
          <table:table-cell office:value-type="float" office:value="497927.865971" calcext:value-type="float">
            <text:p>497.927,8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025.18683" calcext:value-type="float">
            <text:p>4.025,19</text:p>
          </table:table-cell>
          <table:table-cell office:value-type="float" office:value="3140.099541" calcext:value-type="float">
            <text:p>3.140,1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6258.376564" calcext:value-type="float">
            <text:p>56.258,38</text:p>
          </table:table-cell>
          <table:table-cell office:value-type="float" office:value="5469.023183" calcext:value-type="float">
            <text:p>5.469,0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83688.019719" calcext:value-type="float">
            <text:p>783.688,02</text:p>
          </table:table-cell>
          <table:table-cell office:value-type="float" office:value="913573.492883" calcext:value-type="float">
            <text:p>913.573,4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7884.939646" calcext:value-type="float">
            <text:p>77.884,94</text:p>
          </table:table-cell>
          <table:table-cell office:value-type="float" office:value="94998.975303" calcext:value-type="float">
            <text:p>94.998,9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61879.813061" calcext:value-type="float">
            <text:p>261.879,81</text:p>
          </table:table-cell>
          <table:table-cell office:value-type="float" office:value="288763.971119" calcext:value-type="float">
            <text:p>288.763,9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1007.195734" calcext:value-type="float">
            <text:p>61.007,20</text:p>
          </table:table-cell>
          <table:table-cell office:value-type="float" office:value="65110.387408" calcext:value-type="float">
            <text:p>65.110,3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3585.36573" calcext:value-type="float">
            <text:p>153.585,37</text:p>
          </table:table-cell>
          <table:table-cell office:value-type="float" office:value="183727.387965" calcext:value-type="float">
            <text:p>183.727,3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9330.705548" calcext:value-type="float">
            <text:p>229.330,71</text:p>
          </table:table-cell>
          <table:table-cell office:value-type="float" office:value="368980.332487" calcext:value-type="float">
            <text:p>368.980,3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48380.568293" calcext:value-type="float">
            <text:p>648.380,57</text:p>
          </table:table-cell>
          <table:table-cell office:value-type="float" office:value="973490.898387" calcext:value-type="float">
            <text:p>973.490,9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5961.776512" calcext:value-type="float">
            <text:p>75.961,78</text:p>
          </table:table-cell>
          <table:table-cell office:value-type="float" office:value="95916.625264" calcext:value-type="float">
            <text:p>95.916,6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3892.511852" calcext:value-type="float">
            <text:p>223.892,51</text:p>
          </table:table-cell>
          <table:table-cell office:value-type="float" office:value="365471.037566" calcext:value-type="float">
            <text:p>365.471,0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9748.554638" calcext:value-type="float">
            <text:p>49.748,55</text:p>
          </table:table-cell>
          <table:table-cell office:value-type="float" office:value="90386.983397" calcext:value-type="float">
            <text:p>90.386,9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11643.88937" calcext:value-type="float">
            <text:p>111.643,89</text:p>
          </table:table-cell>
          <table:table-cell office:value-type="float" office:value="206732.531044" calcext:value-type="float">
            <text:p>206.732,5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87133.835921" calcext:value-type="float">
            <text:p>187.133,84</text:p>
          </table:table-cell>
          <table:table-cell office:value-type="float" office:value="327114.795518" calcext:value-type="float">
            <text:p>327.114,8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82096.797821" calcext:value-type="float">
            <text:p>682.096,80</text:p>
          </table:table-cell>
          <table:table-cell office:value-type="float" office:value="911112.832413" calcext:value-type="float">
            <text:p>911.112,8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0217.872495" calcext:value-type="float">
            <text:p>60.217,87</text:p>
          </table:table-cell>
          <table:table-cell office:value-type="float" office:value="81346.344091" calcext:value-type="float">
            <text:p>81.346,3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43241.387732" calcext:value-type="float">
            <text:p>243.241,39</text:p>
          </table:table-cell>
          <table:table-cell office:value-type="float" office:value="291918.587316" calcext:value-type="float">
            <text:p>291.918,5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6192.097958" calcext:value-type="float">
            <text:p>36.192,10</text:p>
          </table:table-cell>
          <table:table-cell office:value-type="float" office:value="56163.708312" calcext:value-type="float">
            <text:p>56.163,7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27709.06113" calcext:value-type="float">
            <text:p>127.709,06</text:p>
          </table:table-cell>
          <table:table-cell office:value-type="float" office:value="183342.452824" calcext:value-type="float">
            <text:p>183.342,4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14736.378505" calcext:value-type="float">
            <text:p>214.736,38</text:p>
          </table:table-cell>
          <table:table-cell office:value-type="float" office:value="312267.514001" calcext:value-type="float">
            <text:p>312.267,5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99974.957691" calcext:value-type="float">
            <text:p>799.974,96</text:p>
          </table:table-cell>
          <table:table-cell office:value-type="float" office:value="150056.924225" calcext:value-type="float">
            <text:p>150.056,9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7773.620702" calcext:value-type="float">
            <text:p>77.773,62</text:p>
          </table:table-cell>
          <table:table-cell office:value-type="float" office:value="29905.488608" calcext:value-type="float">
            <text:p>29.905,4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65275.838288" calcext:value-type="float">
            <text:p>265.275,84</text:p>
          </table:table-cell>
          <table:table-cell office:value-type="float" office:value="49455.779793" calcext:value-type="float">
            <text:p>49.455,7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2131.450292" calcext:value-type="float">
            <text:p>52.131,45</text:p>
          </table:table-cell>
          <table:table-cell office:value-type="float" office:value="14728.173594" calcext:value-type="float">
            <text:p>14.728,1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38555.979698" calcext:value-type="float">
            <text:p>138.555,98</text:p>
          </table:table-cell>
          <table:table-cell office:value-type="float" office:value="20203.603875" calcext:value-type="float">
            <text:p>20.203,6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de.hs_augsburg.nlp.two.BasicMonitor.BenchBank.mixed:withdraw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266238.06871" calcext:value-type="float">
            <text:p>266.238,07</text:p>
          </table:table-cell>
          <table:table-cell table:style-name="ce6" office:value-type="float" office:value="88795.880348" calcext:value-type="float">
            <text:p>88.795,88</text:p>
          </table:table-cell>
          <table:table-cell table:style-name="ce3" office:value-type="string" calcext:value-type="string">
            <text:p>ops/s</text:p>
          </table:table-cell>
          <table:table-cell table:style-name="ce3" office:value-type="string" calcext:value-type="string">
            <text:p>Accumulator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92109.918567" calcext:value-type="float">
            <text:p>792.109,92</text:p>
          </table:table-cell>
          <table:table-cell office:value-type="float" office:value="3236.45518" calcext:value-type="float">
            <text:p>3.236,4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86822.136028" calcext:value-type="float">
            <text:p>786.822,14</text:p>
          </table:table-cell>
          <table:table-cell office:value-type="float" office:value="17191.125581" calcext:value-type="float">
            <text:p>17.191,1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494613.883309" calcext:value-type="float">
            <text:p>1.494.613,88</text:p>
          </table:table-cell>
          <table:table-cell office:value-type="float" office:value="177365.264147" calcext:value-type="float">
            <text:p>177.365,2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10044.909933" calcext:value-type="float">
            <text:p>1.010.044,91</text:p>
          </table:table-cell>
          <table:table-cell office:value-type="float" office:value="10067.944662" calcext:value-type="float">
            <text:p>10.067,9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53012965.545407" calcext:value-type="float">
            <text:p>253.012.965,55</text:p>
          </table:table-cell>
          <table:table-cell office:value-type="float" office:value="3680345.019026" calcext:value-type="float">
            <text:p>3.680.345,0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50801068.300907" calcext:value-type="float">
            <text:p>250.801.068,30</text:p>
          </table:table-cell>
          <table:table-cell office:value-type="float" office:value="2749025.81095" calcext:value-type="float">
            <text:p>2.749.025,8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53313382.012703" calcext:value-type="float">
            <text:p>253.313.382,01</text:p>
          </table:table-cell>
          <table:table-cell office:value-type="float" office:value="2569676.671276" calcext:value-type="float">
            <text:p>2.569.676,6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50676219.520105" calcext:value-type="float">
            <text:p>250.676.219,52</text:p>
          </table:table-cell>
          <table:table-cell office:value-type="float" office:value="2071017.053433" calcext:value-type="float">
            <text:p>2.071.017,0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31669339.422501" calcext:value-type="float">
            <text:p>231.669.339,42</text:p>
          </table:table-cell>
          <table:table-cell office:value-type="float" office:value="629389.59268" calcext:value-type="float">
            <text:p>629.389,5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13114662.191279" calcext:value-type="float">
            <text:p>213.114.662,19</text:p>
          </table:table-cell>
          <table:table-cell office:value-type="float" office:value="1393630.87657" calcext:value-type="float">
            <text:p>1.393.630,8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91114710.138911" calcext:value-type="float">
            <text:p>191.114.710,14</text:p>
          </table:table-cell>
          <table:table-cell office:value-type="float" office:value="1645615.679111" calcext:value-type="float">
            <text:p>1.645.615,6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63889330.237408" calcext:value-type="float">
            <text:p>163.889.330,24</text:p>
          </table:table-cell>
          <table:table-cell office:value-type="float" office:value="892330.329682" calcext:value-type="float">
            <text:p>892.330,3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4758370.832193" calcext:value-type="float">
            <text:p>34.758.370,83</text:p>
          </table:table-cell>
          <table:table-cell office:value-type="float" office:value="323449.892741" calcext:value-type="float">
            <text:p>323.449,8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4389922.561541" calcext:value-type="float">
            <text:p>34.389.922,56</text:p>
          </table:table-cell>
          <table:table-cell office:value-type="float" office:value="503999.749767" calcext:value-type="float">
            <text:p>503.999,7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4457955.468865" calcext:value-type="float">
            <text:p>34.457.955,47</text:p>
          </table:table-cell>
          <table:table-cell office:value-type="float" office:value="772820.832457" calcext:value-type="float">
            <text:p>772.820,8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Only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4442072.027271" calcext:value-type="float">
            <text:p>34.442.072,03</text:p>
          </table:table-cell>
          <table:table-cell office:value-type="float" office:value="238409.135254" calcext:value-type="float">
            <text:p>238.409,1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822252.884871" calcext:value-type="float">
            <text:p>822.252,88</text:p>
          </table:table-cell>
          <table:table-cell office:value-type="float" office:value="88599.393093" calcext:value-type="float">
            <text:p>88.599,3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08298.94849" calcext:value-type="float">
            <text:p>308.298,95</text:p>
          </table:table-cell>
          <table:table-cell office:value-type="float" office:value="48111.439316" calcext:value-type="float">
            <text:p>48.111,4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13953.936381" calcext:value-type="float">
            <text:p>513.953,94</text:p>
          </table:table-cell>
          <table:table-cell office:value-type="float" office:value="44794.293155" calcext:value-type="float">
            <text:p>44.794,2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856377.305769" calcext:value-type="float">
            <text:p>856.377,31</text:p>
          </table:table-cell>
          <table:table-cell office:value-type="float" office:value="42379.590612" calcext:value-type="float">
            <text:p>42.379,5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54075.744849" calcext:value-type="float">
            <text:p>254.075,74</text:p>
          </table:table-cell>
          <table:table-cell office:value-type="float" office:value="28928.551419" calcext:value-type="float">
            <text:p>28.928,5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02301.56092" calcext:value-type="float">
            <text:p>602.301,56</text:p>
          </table:table-cell>
          <table:table-cell office:value-type="float" office:value="31239.871183" calcext:value-type="float">
            <text:p>31.239,8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12300.194902" calcext:value-type="float">
            <text:p>712.300,19</text:p>
          </table:table-cell>
          <table:table-cell office:value-type="float" office:value="439417.877421" calcext:value-type="float">
            <text:p>439.417,8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60666.886357" calcext:value-type="float">
            <text:p>260.666,89</text:p>
          </table:table-cell>
          <table:table-cell office:value-type="float" office:value="160052.202147" calcext:value-type="float">
            <text:p>160.052,2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51633.308545" calcext:value-type="float">
            <text:p>451.633,31</text:p>
          </table:table-cell>
          <table:table-cell office:value-type="float" office:value="280725.082793" calcext:value-type="float">
            <text:p>280.725,0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31973.263306" calcext:value-type="float">
            <text:p>731.973,26</text:p>
          </table:table-cell>
          <table:table-cell office:value-type="float" office:value="46729.653993" calcext:value-type="float">
            <text:p>46.729,6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93658.502138" calcext:value-type="float">
            <text:p>193.658,50</text:p>
          </table:table-cell>
          <table:table-cell office:value-type="float" office:value="13306.796206" calcext:value-type="float">
            <text:p>13.306,8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38314.761168" calcext:value-type="float">
            <text:p>538.314,76</text:p>
          </table:table-cell>
          <table:table-cell office:value-type="float" office:value="49360.855745" calcext:value-type="float">
            <text:p>49.360,8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1355022.126884" calcext:value-type="float">
            <text:p>51.355.022,13</text:p>
          </table:table-cell>
          <table:table-cell office:value-type="float" office:value="46569091.488639" calcext:value-type="float">
            <text:p>46.569.091,4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0899850.530041" calcext:value-type="float">
            <text:p>50.899.850,53</text:p>
          </table:table-cell>
          <table:table-cell office:value-type="float" office:value="46138615.772691" calcext:value-type="float">
            <text:p>46.138.615,7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55171.596843" calcext:value-type="float">
            <text:p>455.171,60</text:p>
          </table:table-cell>
          <table:table-cell office:value-type="float" office:value="434637.044755" calcext:value-type="float">
            <text:p>434.637,0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7931641.282853" calcext:value-type="float">
            <text:p>27.931.641,28</text:p>
          </table:table-cell>
          <table:table-cell office:value-type="float" office:value="7583098.98821" calcext:value-type="float">
            <text:p>7.583.098,9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6678274.002503" calcext:value-type="float">
            <text:p>26.678.274,00</text:p>
          </table:table-cell>
          <table:table-cell office:value-type="float" office:value="7263516.656736" calcext:value-type="float">
            <text:p>7.263.516,6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53367.280351" calcext:value-type="float">
            <text:p>1.253.367,28</text:p>
          </table:table-cell>
          <table:table-cell office:value-type="float" office:value="400363.473328" calcext:value-type="float">
            <text:p>400.363,4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6520279.06632" calcext:value-type="float">
            <text:p>26.520.279,07</text:p>
          </table:table-cell>
          <table:table-cell office:value-type="float" office:value="12221782.234484" calcext:value-type="float">
            <text:p>12.221.782,2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5189385.851887" calcext:value-type="float">
            <text:p>25.189.385,85</text:p>
          </table:table-cell>
          <table:table-cell office:value-type="float" office:value="11611349.39641" calcext:value-type="float">
            <text:p>11.611.349,4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330893.214433" calcext:value-type="float">
            <text:p>1.330.893,21</text:p>
          </table:table-cell>
          <table:table-cell office:value-type="float" office:value="614757.196529" calcext:value-type="float">
            <text:p>614.757,2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5792221.865398" calcext:value-type="float">
            <text:p>15.792.221,87</text:p>
          </table:table-cell>
          <table:table-cell office:value-type="float" office:value="16474897.910932" calcext:value-type="float">
            <text:p>16.474.897,9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4789984.491192" calcext:value-type="float">
            <text:p>14.789.984,49</text:p>
          </table:table-cell>
          <table:table-cell office:value-type="float" office:value="15539458.396804" calcext:value-type="float">
            <text:p>15.539.458,4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02237.374205" calcext:value-type="float">
            <text:p>1.002.237,37</text:p>
          </table:table-cell>
          <table:table-cell office:value-type="float" office:value="968823.038805" calcext:value-type="float">
            <text:p>968.823,0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316237.283393" calcext:value-type="float">
            <text:p>9.316.237,28</text:p>
          </table:table-cell>
          <table:table-cell office:value-type="float" office:value="2363016.758292" calcext:value-type="float">
            <text:p>2.363.016,7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208165.590496" calcext:value-type="float">
            <text:p>9.208.165,59</text:p>
          </table:table-cell>
          <table:table-cell office:value-type="float" office:value="2354136.506293" calcext:value-type="float">
            <text:p>2.354.136,5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8071.692897" calcext:value-type="float">
            <text:p>108.071,69</text:p>
          </table:table-cell>
          <table:table-cell office:value-type="float" office:value="13029.355686" calcext:value-type="float">
            <text:p>13.029,3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328525.797598" calcext:value-type="float">
            <text:p>10.328.525,80</text:p>
          </table:table-cell>
          <table:table-cell office:value-type="float" office:value="1301836.054106" calcext:value-type="float">
            <text:p>1.301.836,0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226198.97071" calcext:value-type="float">
            <text:p>10.226.198,97</text:p>
          </table:table-cell>
          <table:table-cell office:value-type="float" office:value="1301345.285573" calcext:value-type="float">
            <text:p>1.301.345,2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2326.826888" calcext:value-type="float">
            <text:p>102.326,83</text:p>
          </table:table-cell>
          <table:table-cell office:value-type="float" office:value="8333.96162" calcext:value-type="float">
            <text:p>8.333,9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968756.837051" calcext:value-type="float">
            <text:p>7.968.756,84</text:p>
          </table:table-cell>
          <table:table-cell office:value-type="float" office:value="554384.584487" calcext:value-type="float">
            <text:p>554.384,5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827027.966159" calcext:value-type="float">
            <text:p>7.827.027,97</text:p>
          </table:table-cell>
          <table:table-cell office:value-type="float" office:value="557661.707845" calcext:value-type="float">
            <text:p>557.661,7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41728.870892" calcext:value-type="float">
            <text:p>141.728,87</text:p>
          </table:table-cell>
          <table:table-cell office:value-type="float" office:value="7739.827906" calcext:value-type="float">
            <text:p>7.739,8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065061.929675" calcext:value-type="float">
            <text:p>7.065.061,93</text:p>
          </table:table-cell>
          <table:table-cell office:value-type="float" office:value="690780.792269" calcext:value-type="float">
            <text:p>690.780,7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908664.968224" calcext:value-type="float">
            <text:p>6.908.664,97</text:p>
          </table:table-cell>
          <table:table-cell office:value-type="float" office:value="685079.582801" calcext:value-type="float">
            <text:p>685.079,5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56396.96145" calcext:value-type="float">
            <text:p>156.396,96</text:p>
          </table:table-cell>
          <table:table-cell office:value-type="float" office:value="9687.404132" calcext:value-type="float">
            <text:p>9.687,4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698139.648576" calcext:value-type="float">
            <text:p>1.698.139,65</text:p>
          </table:table-cell>
          <table:table-cell office:value-type="float" office:value="239364.533655" calcext:value-type="float">
            <text:p>239.364,5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19074.300615" calcext:value-type="float">
            <text:p>419.074,30</text:p>
          </table:table-cell>
          <table:table-cell office:value-type="float" office:value="75396.88457" calcext:value-type="float">
            <text:p>75.396,8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79065.347961" calcext:value-type="float">
            <text:p>1.279.065,35</text:p>
          </table:table-cell>
          <table:table-cell office:value-type="float" office:value="191244.252907" calcext:value-type="float">
            <text:p>191.244,2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73267.654659" calcext:value-type="float">
            <text:p>1.273.267,65</text:p>
          </table:table-cell>
          <table:table-cell office:value-type="float" office:value="891087.509754" calcext:value-type="float">
            <text:p>891.087,5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47019.935923" calcext:value-type="float">
            <text:p>247.019,94</text:p>
          </table:table-cell>
          <table:table-cell office:value-type="float" office:value="160185.337187" calcext:value-type="float">
            <text:p>160.185,3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26247.718736" calcext:value-type="float">
            <text:p>1.026.247,72</text:p>
          </table:table-cell>
          <table:table-cell office:value-type="float" office:value="744522.418799" calcext:value-type="float">
            <text:p>744.522,4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349812.939221" calcext:value-type="float">
            <text:p>1.349.812,94</text:p>
          </table:table-cell>
          <table:table-cell office:value-type="float" office:value="464035.80118" calcext:value-type="float">
            <text:p>464.035,8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67574.957574" calcext:value-type="float">
            <text:p>267.574,96</text:p>
          </table:table-cell>
          <table:table-cell office:value-type="float" office:value="101114.81403" calcext:value-type="float">
            <text:p>101.114,8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:deposit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82237.981647" calcext:value-type="float">
            <text:p>1.082.237,98</text:p>
          </table:table-cell>
          <table:table-cell office:value-type="float" office:value="378724.41615" calcext:value-type="float">
            <text:p>378.724,4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96980.194084" calcext:value-type="float">
            <text:p>1.096.980,19</text:p>
          </table:table-cell>
          <table:table-cell office:value-type="float" office:value="397213.717682" calcext:value-type="float">
            <text:p>397.213,7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readWrite:balanceRead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07720.98802" calcext:value-type="float">
            <text:p>307.720,99</text:p>
          </table:table-cell>
          <table:table-cell office:value-type="float" office:value="111748.930834" calcext:value-type="float">
            <text:p>111.748,9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de.hs_augsburg.nlp.two.BasicMonitor.BenchBank.readWrite:depositReadWrite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789259.206064" calcext:value-type="float">
            <text:p>789.259,21</text:p>
          </table:table-cell>
          <table:table-cell table:style-name="ce6" office:value-type="float" office:value="297196.384934" calcext:value-type="float">
            <text:p>297.196,38</text:p>
          </table:table-cell>
          <table:table-cell table:style-name="ce3" office:value-type="string" calcext:value-type="string">
            <text:p>ops/s</text:p>
          </table:table-cell>
          <table:table-cell table:style-name="ce3" office:value-type="string" calcext:value-type="string">
            <text:p>Accumulator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85516.576941" calcext:value-type="float">
            <text:p>685.516,58</text:p>
          </table:table-cell>
          <table:table-cell office:value-type="float" office:value="135205.658069" calcext:value-type="float">
            <text:p>135.205,6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40931.384464" calcext:value-type="float">
            <text:p>340.931,38</text:p>
          </table:table-cell>
          <table:table-cell office:value-type="float" office:value="61623.15964" calcext:value-type="float">
            <text:p>61.623,1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44585.192476" calcext:value-type="float">
            <text:p>344.585,19</text:p>
          </table:table-cell>
          <table:table-cell office:value-type="float" office:value="73884.056368" calcext:value-type="float">
            <text:p>73.884,0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24660.065747" calcext:value-type="float">
            <text:p>724.660,07</text:p>
          </table:table-cell>
          <table:table-cell office:value-type="float" office:value="508948.441125" calcext:value-type="float">
            <text:p>508.948,4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46304.936975" calcext:value-type="float">
            <text:p>246.304,94</text:p>
          </table:table-cell>
          <table:table-cell office:value-type="float" office:value="183042.415671" calcext:value-type="float">
            <text:p>183.042,4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78355.128772" calcext:value-type="float">
            <text:p>478.355,13</text:p>
          </table:table-cell>
          <table:table-cell office:value-type="float" office:value="340496.185448" calcext:value-type="float">
            <text:p>340.496,1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886083.190204" calcext:value-type="float">
            <text:p>886.083,19</text:p>
          </table:table-cell>
          <table:table-cell office:value-type="float" office:value="643936.305704" calcext:value-type="float">
            <text:p>643.936,3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08858.537987" calcext:value-type="float">
            <text:p>408.858,54</text:p>
          </table:table-cell>
          <table:table-cell office:value-type="float" office:value="308047.198264" calcext:value-type="float">
            <text:p>308.047,2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77224.652216" calcext:value-type="float">
            <text:p>477.224,65</text:p>
          </table:table-cell>
          <table:table-cell office:value-type="float" office:value="351648.319384" calcext:value-type="float">
            <text:p>351.648,3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22515.773498" calcext:value-type="float">
            <text:p>722.515,77</text:p>
          </table:table-cell>
          <table:table-cell office:value-type="float" office:value="79043.814829" calcext:value-type="float">
            <text:p>79.043,8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44032.457621" calcext:value-type="float">
            <text:p>344.032,46</text:p>
          </table:table-cell>
          <table:table-cell office:value-type="float" office:value="39776.295796" calcext:value-type="float">
            <text:p>39.776,3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78483.315878" calcext:value-type="float">
            <text:p>378.483,32</text:p>
          </table:table-cell>
          <table:table-cell office:value-type="float" office:value="55381.39989" calcext:value-type="float">
            <text:p>55.381,4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49381.087224" calcext:value-type="float">
            <text:p>649.381,09</text:p>
          </table:table-cell>
          <table:table-cell office:value-type="float" office:value="764197.929814" calcext:value-type="float">
            <text:p>764.197,9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24964.007718" calcext:value-type="float">
            <text:p>324.964,01</text:p>
          </table:table-cell>
          <table:table-cell office:value-type="float" office:value="381726.572052" calcext:value-type="float">
            <text:p>381.726,5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24417.079506" calcext:value-type="float">
            <text:p>324.417,08</text:p>
          </table:table-cell>
          <table:table-cell office:value-type="float" office:value="382533.293474" calcext:value-type="float">
            <text:p>382.533,2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06243.242928" calcext:value-type="float">
            <text:p>1.206.243,24</text:p>
          </table:table-cell>
          <table:table-cell office:value-type="float" office:value="1173043.481502" calcext:value-type="float">
            <text:p>1.173.043,4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02400.285164" calcext:value-type="float">
            <text:p>602.400,29</text:p>
          </table:table-cell>
          <table:table-cell office:value-type="float" office:value="584062.571072" calcext:value-type="float">
            <text:p>584.062,5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03842.957764" calcext:value-type="float">
            <text:p>603.842,96</text:p>
          </table:table-cell>
          <table:table-cell office:value-type="float" office:value="589031.19033" calcext:value-type="float">
            <text:p>589.031,1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41516.357279" calcext:value-type="float">
            <text:p>1.041.516,36</text:p>
          </table:table-cell>
          <table:table-cell office:value-type="float" office:value="1088044.007756" calcext:value-type="float">
            <text:p>1.088.044,0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17791.497414" calcext:value-type="float">
            <text:p>517.791,50</text:p>
          </table:table-cell>
          <table:table-cell office:value-type="float" office:value="539578.153379" calcext:value-type="float">
            <text:p>539.578,1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23724.859865" calcext:value-type="float">
            <text:p>523.724,86</text:p>
          </table:table-cell>
          <table:table-cell office:value-type="float" office:value="548492.640174" calcext:value-type="float">
            <text:p>548.492,6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12254.536457" calcext:value-type="float">
            <text:p>1.212.254,54</text:p>
          </table:table-cell>
          <table:table-cell office:value-type="float" office:value="1186841.209613" calcext:value-type="float">
            <text:p>1.186.841,2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01994.590348" calcext:value-type="float">
            <text:p>601.994,59</text:p>
          </table:table-cell>
          <table:table-cell office:value-type="float" office:value="580126.062875" calcext:value-type="float">
            <text:p>580.126,0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10259.946109" calcext:value-type="float">
            <text:p>610.259,95</text:p>
          </table:table-cell>
          <table:table-cell office:value-type="float" office:value="607168.421166" calcext:value-type="float">
            <text:p>607.168,4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4303.073556" calcext:value-type="float">
            <text:p>104.303,07</text:p>
          </table:table-cell>
          <table:table-cell office:value-type="float" office:value="14687.094906" calcext:value-type="float">
            <text:p>14.687,0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9662.006632" calcext:value-type="float">
            <text:p>59.662,01</text:p>
          </table:table-cell>
          <table:table-cell office:value-type="float" office:value="17203.043767" calcext:value-type="float">
            <text:p>17.203,0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4641.066924" calcext:value-type="float">
            <text:p>44.641,07</text:p>
          </table:table-cell>
          <table:table-cell office:value-type="float" office:value="24589.134141" calcext:value-type="float">
            <text:p>24.589,1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51844.218342" calcext:value-type="float">
            <text:p>151.844,22</text:p>
          </table:table-cell>
          <table:table-cell office:value-type="float" office:value="52272.228243" calcext:value-type="float">
            <text:p>52.272,2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5916.430958" calcext:value-type="float">
            <text:p>75.916,43</text:p>
          </table:table-cell>
          <table:table-cell office:value-type="float" office:value="44406.968879" calcext:value-type="float">
            <text:p>44.406,9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5927.787384" calcext:value-type="float">
            <text:p>75.927,79</text:p>
          </table:table-cell>
          <table:table-cell office:value-type="float" office:value="35803.08871" calcext:value-type="float">
            <text:p>35.803,0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49759.14256" calcext:value-type="float">
            <text:p>149.759,14</text:p>
          </table:table-cell>
          <table:table-cell office:value-type="float" office:value="25550.229569" calcext:value-type="float">
            <text:p>25.550,2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3280.933474" calcext:value-type="float">
            <text:p>73.280,93</text:p>
          </table:table-cell>
          <table:table-cell office:value-type="float" office:value="35192.036941" calcext:value-type="float">
            <text:p>35.192,0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6478.209085" calcext:value-type="float">
            <text:p>76.478,21</text:p>
          </table:table-cell>
          <table:table-cell office:value-type="float" office:value="32595.727817" calcext:value-type="float">
            <text:p>32.595,7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8384.43691" calcext:value-type="float">
            <text:p>98.384,44</text:p>
          </table:table-cell>
          <table:table-cell office:value-type="float" office:value="9916.294151" calcext:value-type="float">
            <text:p>9.916,2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9647.92623" calcext:value-type="float">
            <text:p>49.647,93</text:p>
          </table:table-cell>
          <table:table-cell office:value-type="float" office:value="19871.713096" calcext:value-type="float">
            <text:p>19.871,7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8736.510679" calcext:value-type="float">
            <text:p>48.736,51</text:p>
          </table:table-cell>
          <table:table-cell office:value-type="float" office:value="22714.313679" calcext:value-type="float">
            <text:p>22.714,3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896697.930353" calcext:value-type="float">
            <text:p>896.697,93</text:p>
          </table:table-cell>
          <table:table-cell office:value-type="float" office:value="657211.385515" calcext:value-type="float">
            <text:p>657.211,3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58487.985901" calcext:value-type="float">
            <text:p>458.487,99</text:p>
          </table:table-cell>
          <table:table-cell office:value-type="float" office:value="343642.79087" calcext:value-type="float">
            <text:p>343.642,7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38209.944452" calcext:value-type="float">
            <text:p>438.209,94</text:p>
          </table:table-cell>
          <table:table-cell office:value-type="float" office:value="322351.437528" calcext:value-type="float">
            <text:p>322.351,4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66786.36344" calcext:value-type="float">
            <text:p>1.066.786,36</text:p>
          </table:table-cell>
          <table:table-cell office:value-type="float" office:value="1180588.862292" calcext:value-type="float">
            <text:p>1.180.588,8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37571.13045" calcext:value-type="float">
            <text:p>537.571,13</text:p>
          </table:table-cell>
          <table:table-cell office:value-type="float" office:value="623930.528501" calcext:value-type="float">
            <text:p>623.930,5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29215.232991" calcext:value-type="float">
            <text:p>529.215,23</text:p>
          </table:table-cell>
          <table:table-cell office:value-type="float" office:value="562217.763129" calcext:value-type="float">
            <text:p>562.217,7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51268.309914" calcext:value-type="float">
            <text:p>1.251.268,31</text:p>
          </table:table-cell>
          <table:table-cell office:value-type="float" office:value="207563.090734" calcext:value-type="float">
            <text:p>207.563,0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26086.7564" calcext:value-type="float">
            <text:p>626.086,76</text:p>
          </table:table-cell>
          <table:table-cell office:value-type="float" office:value="125815.369917" calcext:value-type="float">
            <text:p>125.815,3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25181.553514" calcext:value-type="float">
            <text:p>625.181,55</text:p>
          </table:table-cell>
          <table:table-cell office:value-type="float" office:value="129957.83587" calcext:value-type="float">
            <text:p>129.957,8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37283.47971" calcext:value-type="float">
            <text:p>737.283,48</text:p>
          </table:table-cell>
          <table:table-cell office:value-type="float" office:value="110962.275408" calcext:value-type="float">
            <text:p>110.962,2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:deposit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67244.796774" calcext:value-type="float">
            <text:p>367.244,80</text:p>
          </table:table-cell>
          <table:table-cell office:value-type="float" office:value="48683.858517" calcext:value-type="float">
            <text:p>48.683,8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write:withdrawWrite</text:p>
          </table:table-cell>
          <table:table-cell office:value-type="string" calcext:value-type="string">
            <text:p>thrpt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70038.682936" calcext:value-type="float">
            <text:p>370.038,68</text:p>
          </table:table-cell>
          <table:table-cell office:value-type="float" office:value="76073.855302" calcext:value-type="float">
            <text:p>76.073,8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33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.00.0000</text:date>, <text:time style:data-style-name="N2" text:time-value="16:24:17.9364664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5T19:04:55.472490933</dc:date>
    <meta:editing-duration>PT49M58S</meta:editing-duration>
    <meta:editing-cycles>3</meta:editing-cycles>
    <meta:generator>LibreOffice/5.0.5.2$Linux_X86_64 LibreOffice_project/00m0$Build-2</meta:generator>
    <dc:creator>Ferdinand Mathia</dc:creator>
    <meta:document-statistic meta:table-count="2" meta:cell-count="2205" meta:object-count="0"/>
  </office:meta>
</office:document-meta>
</file>